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B33000001088A40FBA8FAA3A9D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draw:stroke="solid" svg:stroke-width="0.0138in" svg:stroke-color="#354460" draw:stroke-linejoin="miter" svg:stroke-linecap="butt" draw:fill-color="#4c608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he" style:country-complex="IL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he" style:country-complex="IL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1665in" fo:margin-bottom="0in" loext:contextual-spacing="false" fo:keep-together="always" fo:hyphenation-ladder-count="no-limit" fo:keep-with-next="always"/>
      <style:text-properties fo:color="#394763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94763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2" style:display-name="WW_CharLFO3LVL2" style:family="text">
      <style:text-properties style:font-name="Symbol" fo:font-family="Symbol" style:font-family-generic="roman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in" fo:margin-left="0in" fo:margin-right="0in" fo:margin-bottom="0in" fo:background-color="transparent" style:dynamic-spacing="true" draw:fill="non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1" text:anchor-type="paragraph" svg:x="-0.9898in" svg:y="-0.4898in" svg:width="8.4898in" svg:height="0.8453in" draw:z-index="0"><draw:image xlink:href="Pictures/1000000000000B33000001088A40FBA8FAA3A9D0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  <dc:title/>
    <dc:description/>
    <dc:subject/>
    <meta:initial-creator>Maria Dyshel</meta:initial-creator>
    <meta:creation-date>2020-03-20T22:31:00Z</meta:creation-date>
    <dc:date>2020-03-20T15:40:10.417000000</dc:date>
    <meta:editing-cycles>3</meta:editing-cycles>
    <meta:editing-duration>PT8M13S</meta:editing-duration>
    <meta:document-statistic meta:table-count="0" meta:image-count="1" meta:object-count="0" meta:page-count="1" meta:paragraph-count="0" meta:word-count="0" meta:character-count="0" meta:non-whitespace-character-count="0"/>
    <meta:template xlink:type="simple" xlink:actuate="onRequest" xlink:title="" xlink:href="Normal"/>
  </office:meta>
</office:document-meta>
</file>